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057a" officeooo:paragraph-rsid="001a057a"/>
    </style:style>
    <style:style style:name="P2" style:family="paragraph" style:parent-style-name="Standard">
      <style:paragraph-properties fo:text-align="justify" style:justify-single-word="false"/>
      <style:text-properties officeooo:rsid="001a057a" officeooo:paragraph-rsid="001a057a"/>
    </style:style>
    <style:style style:name="P3" style:family="paragraph" style:parent-style-name="Heading_20_1">
      <style:paragraph-properties fo:text-align="center" style:justify-single-word="false"/>
    </style:style>
    <style:style style:name="T1" style:family="text">
      <style:text-properties officeooo:rsid="001a057a"/>
    </style:style>
    <style:style style:name="T2" style:family="text">
      <style:text-properties officeooo:rsid="001d66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Surat <text:span text:style-name="T1">Pernyataan</text:span></text:h>
      <text:p text:style-name="P1"/>
      <text:p text:style-name="P2">Kepada Bpk Ian Yoseph Matheus Edward</text:p>
      <text:p text:style-name="P2"/>
      <text:p text:style-name="P2">Salam</text:p>
      <text:p text:style-name="P2"/>
      <text:p text:style-name="P2">Sehubungan dengan surat yang disampaikan oleh ITB <text:span text:style-name="T2">kepada orang tua saya tentang</text:span> recomendasi pengunduran diri dari ITB, saya menjawab dengan surat pernyataan ini bahwa saya mampu menyelesaikan kuliah yang tersisa sejumlah 36 SKS. Saya mohon maaf atas kelalaian saya dalam belajar selama menjalani perkuliahan di Kampus Institute Teknologi Bandung. </text:p>
      <text:p text:style-name="P2"/>
      <text:p text:style-name="P2"/>
      <text:p text:style-name="P2">Salam</text:p>
      <text:p text:style-name="P2"/>
      <text:p text:style-name="P2">Tertanda</text:p>
      <text:p text:style-name="P2"/>
      <text:p text:style-name="P2"/>
      <text:p text:style-name="P2"/>
      <text:p text:style-name="P2">Aziz Faozi</text:p>
      <text:p text:style-name="P2">18112042</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13:38:54.889420741</meta:creation-date>
    <dc:date>2017-02-21T13:43:34.969707882</dc:date>
    <meta:editing-duration>PT4M15S</meta:editing-duration>
    <meta:editing-cycles>3</meta:editing-cycles>
    <meta:generator>LibreOffice/5.1.4.2$Linux_X86_64 LibreOffice_project/10m0$Build-2</meta:generator>
    <meta:document-statistic meta:table-count="0" meta:image-count="0" meta:object-count="0" meta:page-count="1" meta:paragraph-count="8" meta:word-count="63" meta:character-count="435" meta:non-whitespace-character-count="379"/>
  </office:meta>
</office:document-meta>
</file>